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3cm" fo:min-width="1.172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775cm" svg:y1="4.526cm" svg:x2="11.81cm" svg:y2="7.4cm">
          <text:p/>
        </draw:line>
        <draw:line draw:style-name="gr1" draw:text-style-name="P1" draw:layer="layout" svg:x1="4.625cm" svg:y1="7.4cm" svg:x2="11.81cm" svg:y2="7.4cm">
          <text:p/>
        </draw:line>
        <draw:custom-shape draw:style-name="gr2" draw:text-style-name="P2" draw:layer="layout" svg:width="1.724cm" svg:height="1.005cm" draw:transform="skewX (-0.00104719755119657) rotate (-0.451691210416132) translate (7.263cm 4.14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27cm" svg:height="0.767cm" svg:x="9.225cm" svg:y="6.63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825cm" svg:y1="5cm" svg:x2="7.825cm" svg:y2="9.2cm">
          <text:p/>
        </draw:line>
        <draw:line draw:style-name="gr4" draw:text-style-name="P1" draw:layer="layout" svg:x1="7.825cm" svg:y1="5cm" svg:x2="9.825cm" svg:y2="1.2cm">
          <text:p/>
        </draw:line>
        <draw:line draw:style-name="gr4" draw:text-style-name="P1" draw:layer="layout" svg:x1="7.825cm" svg:y1="5cm" svg:x2="5.775cm" svg:y2="5cm">
          <text:p/>
        </draw:line>
        <draw:frame draw:style-name="gr3" draw:text-style-name="P3" draw:layer="layout" svg:width="0.975cm" svg:height="0.967cm" svg:x="9.198cm" svg:y="2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1.03cm" svg:height="0.967cm" svg:x="8.05cm" svg:y="7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992cm" svg:height="0.967cm" svg:x="6.05cm" svg:y="5.23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5.365cm" svg:y1="16.126cm" svg:x2="11.4cm" svg:y2="19cm">
          <text:p/>
        </draw:line>
        <draw:line draw:style-name="gr1" draw:text-style-name="P1" draw:layer="layout" svg:x1="4.215cm" svg:y1="19cm" svg:x2="11.4cm" svg:y2="19cm">
          <text:p/>
        </draw:line>
        <draw:custom-shape draw:style-name="gr2" draw:text-style-name="P2" draw:layer="layout" svg:width="1.724cm" svg:height="1.005cm" draw:transform="skewX (-0.00104719755119657) rotate (-0.451691210416132) translate (6.853cm 15.74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27cm" svg:height="0.767cm" svg:x="8.815cm" svg:y="18.23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7.415cm" svg:y1="16.6cm" svg:x2="7.415cm" svg:y2="20.8cm">
          <text:p/>
        </draw:line>
        <draw:line draw:style-name="gr4" draw:text-style-name="P1" draw:layer="layout" svg:x1="7.415cm" svg:y1="16.6cm" svg:x2="9.8cm" svg:y2="12cm">
          <text:p/>
        </draw:line>
        <draw:line draw:style-name="gr4" draw:text-style-name="P1" draw:layer="layout" svg:x1="7.415cm" svg:y1="16.6cm" svg:x2="4cm" svg:y2="16.6cm">
          <text:p/>
        </draw:line>
        <draw:frame draw:style-name="gr3" draw:text-style-name="P3" draw:layer="layout" svg:width="0.975cm" svg:height="0.967cm" svg:x="8.788cm" svg:y="14.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1.03cm" svg:height="0.967cm" svg:x="7.64cm" svg:y="19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992cm" svg:height="0.967cm" svg:x="5.64cm" svg:y="16.8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7.415cm" svg:y1="16.6cm" svg:x2="10cm" svg:y2="17.8cm">
          <text:p/>
        </draw:line>
        <draw:frame draw:style-name="gr3" draw:text-style-name="P3" draw:layer="layout" svg:width="1.093cm" svg:height="0.967cm" svg:x="10.107cm" svg:y="17.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4" draw:text-style-name="P1" draw:layer="layout" svg:x1="13.8cm" svg:y1="6.033cm" svg:x2="16cm" svg:y2="1.833cm">
          <text:p/>
        </draw:line>
        <draw:line draw:style-name="gr4" draw:text-style-name="P1" draw:layer="layout" svg:x1="16cm" svg:y1="1.833cm" svg:x2="16cm" svg:y2="6.033cm">
          <text:p/>
        </draw:line>
        <draw:line draw:style-name="gr4" draw:text-style-name="P1" draw:layer="layout" svg:x1="16cm" svg:y1="6.033cm" svg:x2="13.8cm" svg:y2="6.033cm">
          <text:p/>
        </draw:line>
        <draw:frame draw:style-name="gr3" draw:text-style-name="P3" draw:layer="layout" svg:width="0.975cm" svg:height="0.967cm" svg:x="13.625cm" svg:y="3.23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1.03cm" svg:height="0.967cm" svg:x="16.37cm" svg:y="3.46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0.992cm" svg:height="0.967cm" svg:x="14.408cm" svg:y="6.63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3" draw:layer="layout" svg:width="0.627cm" svg:height="0.767cm" svg:x="15.2cm" svg:y="3.03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5" draw:text-style-name="P1" draw:layer="layout" svg:x1="7.415cm" svg:y1="16.6cm" svg:x2="7.4cm" svg:y2="11.6cm">
          <text:p/>
        </draw:line>
        <draw:frame draw:style-name="gr3" draw:text-style-name="P3" draw:layer="layout" svg:width="0.683cm" svg:height="0.855cm" svg:x="6.025cm" svg:y="12.0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5" draw:text-style-name="P1" draw:layer="layout" svg:x1="7.415cm" svg:y1="16.6cm" svg:x2="11.2cm" svg:y2="16.6cm">
          <text:p/>
        </draw:line>
        <draw:frame draw:style-name="gr3" draw:text-style-name="P3" draw:layer="layout" svg:width="0.551cm" svg:height="0.855cm" svg:x="10.449cm" svg:y="15.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00:19:54.774360105</meta:creation-date>
    <dc:date>2017-09-26T20:19:41.570739338</dc:date>
    <meta:editing-duration>PT8H46M23S</meta:editing-duration>
    <meta:editing-cycles>5</meta:editing-cycles>
    <meta:generator>LibreOffice/5.4.0.3$Linux_X86_64 LibreOffice_project/40m0$Build-3</meta:generator>
    <meta:document-statistic meta:object-count="56"/>
  </office:meta>
</office:document-meta>
</file>

<file path=Object 1/content.xml><?xml version="1.0" encoding="utf-8"?>
<math xmlns="http://www.w3.org/1998/Math/MathML" display="block">
  <semantics>
    <mi>β</mi>
    <annotation encoding="StarMath 5.0">%beta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 </annotation>
  </semantics>
</math>
</file>

<file path=Object 13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14/content.xml><?xml version="1.0" encoding="utf-8"?>
<math xmlns="http://www.w3.org/1998/Math/MathML" display="block">
  <semantics>
    <mover accent="true">
      <msub>
        <mi>F</mi>
        <mi>z</mi>
      </msub>
      <mo stretchy="false">⃗</mo>
    </mover>
    <annotation encoding="StarMath 5.0">vec F_z</annotation>
  </semantics>
</math>
</file>

<file path=Object 15/content.xml><?xml version="1.0" encoding="utf-8"?>
<math xmlns="http://www.w3.org/1998/Math/MathML" display="block">
  <semantics>
    <mi>β</mi>
    <annotation encoding="StarMath 5.0">%beta</annotation>
  </semantics>
</math>
</file>

<file path=Object 2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3/content.xml><?xml version="1.0" encoding="utf-8"?>
<math xmlns="http://www.w3.org/1998/Math/MathML" display="block">
  <semantics>
    <mover accent="true">
      <msub>
        <mi>F</mi>
        <mi>z</mi>
      </msub>
      <mo stretchy="false">⃗</mo>
    </mover>
    <annotation encoding="StarMath 5.0">vec F_z</annotation>
  </semantics>
</math>
</file>

<file path=Object 4/content.xml><?xml version="1.0" encoding="utf-8"?>
<math xmlns="http://www.w3.org/1998/Math/MathML" display="block">
  <semantics>
    <mi>β</mi>
    <annotation encoding="StarMath 5.0">%beta</annotation>
  </semantics>
</math>
</file>

<file path=Object 5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 </annotation>
  </semantics>
</math>
</file>

<file path=Object 6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</annotation>
  </semantics>
</math>
</file>

<file path=Object 7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8/content.xml><?xml version="1.0" encoding="utf-8"?>
<math xmlns="http://www.w3.org/1998/Math/MathML" display="block">
  <semantics>
    <mover accent="true">
      <msub>
        <mi>F</mi>
        <mi>z</mi>
      </msub>
      <mo stretchy="false">⃗</mo>
    </mover>
    <annotation encoding="StarMath 5.0">vec F_z</annotation>
  </semantics>
</math>
</file>

<file path=Object 9/content.xml><?xml version="1.0" encoding="utf-8"?>
<math xmlns="http://www.w3.org/1998/Math/MathML" display="block">
  <semantics>
    <mover accent="true">
      <msub>
        <mi>F</mi>
        <mi>R</mi>
      </msub>
      <mo stretchy="false">⃗</mo>
    </mover>
    <annotation encoding="StarMath 5.0">vec F_R</annotation>
  </semantics>
</math>
</file>